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artnerLin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PartnerRole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PartnerRoleOpera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artnerLink.isInitializePartnerRo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Partner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My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hasPartn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MyRole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PartnerLink.getMyRoleOpera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artnerLink.addCreateInstanceOperation( 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CorrelationSetsForOperation( Operation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artnerLink.addCorrelationSetForOperation( Operation operation , CorrelationSetModel c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artnerLink.hasMy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isCreateInstanceOperation( Operation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OPartnerLink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